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539736ACF82D093B12.png" manifest:media-type="image/png"/>
  <manifest:file-entry manifest:full-path="Pictures/1000020100000500000003539EE541EC78556EE5.png" manifest:media-type="image/png"/>
  <manifest:file-entry manifest:full-path="Pictures/100002010000050000000353ADEEF216F1673DEF.png" manifest:media-type="image/png"/>
  <manifest:file-entry manifest:full-path="Pictures/100002010000050000000353564E4802F7F55181.png" manifest:media-type="image/png"/>
  <manifest:file-entry manifest:full-path="Pictures/100002010000050000000353BCD4062CE26E86E1.png" manifest:media-type="image/png"/>
  <manifest:file-entry manifest:full-path="Pictures/100002010000050000000353D203ECFE2BA9EF97.png" manifest:media-type="image/png"/>
  <manifest:file-entry manifest:full-path="Pictures/10000201000005000000035332BA6E3879230542.png" manifest:media-type="image/png"/>
  <manifest:file-entry manifest:full-path="Pictures/100002010000050000000353A126F911CD0D0944.png" manifest:media-type="image/png"/>
  <manifest:file-entry manifest:full-path="Pictures/100002010000035000000234712072B8A482FB87.png" manifest:media-type="image/png"/>
  <manifest:file-entry manifest:full-path="Pictures/10000201000003440000022CEB1B58D0C7148D8A.png" manifest:media-type="image/png"/>
  <manifest:file-entry manifest:full-path="Pictures/1000020100000500000003532F6C91E9725F98EC.png" manifest:media-type="image/png"/>
  <manifest:file-entry manifest:full-path="Pictures/1000020100000500000003537CD3A31927648097.png" manifest:media-type="image/png"/>
  <manifest:file-entry manifest:full-path="Pictures/10000201000004B000000384A2BCF1D19EDC4C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32BA6E38792305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7CD3A319276480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A126F911CD0D094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2.436cm" svg:height="14.922cm" svg:x="2.869cm" svg:y="0.458cm">
          <draw:image xlink:href="Pictures/100002010000035000000234712072B8A482FB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436cm" svg:height="14.922cm" svg:x="2.869cm" svg:y="0.458cm">
          <draw:image xlink:href="Pictures/100002010000035000000234712072B8A482FB87.png" xlink:type="simple" xlink:show="embed" xlink:actuate="onLoad">
            <text:p/>
          </draw:image>
        </draw:frame>
        <draw:frame draw:style-name="gr1" draw:text-style-name="P1" draw:layer="layout" svg:width="22.118cm" svg:height="14.71cm" svg:x="3.028cm" svg:y="0.564cm">
          <draw:image xlink:href="Pictures/10000201000003440000022CEB1B58D0C7148D8A.png" xlink:type="simple" xlink:show="embed" xlink:actuate="onLoad">
            <text:p/>
          </draw:image>
        </draw:frame>
        <draw:frame draw:style-name="gr1" draw:text-style-name="P1" draw:layer="layout" svg:width="20.999cm" svg:height="15.749cm" svg:x="3.587cm" svg:y="0.044cm">
          <draw:image xlink:href="Pictures/10000201000004B000000384A2BCF1D19EDC4C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BCD4062CE26E86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564E4802F7F551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ADEEF216F1673DE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D203ECFE2BA9EF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9EE541EC78556E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9736ACF82D093B1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3.689cm" svg:height="15.749cm" svg:x="2.242cm" svg:y="0.044cm">
          <draw:image xlink:href="Pictures/1000020100000500000003532F6C91E9725F98E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01:01:39.789923982</meta:creation-date>
    <dc:date>2019-10-24T01:25:24.674404024</dc:date>
    <meta:editing-duration>PT40S</meta:editing-duration>
    <meta:editing-cycles>1</meta:editing-cycles>
    <meta:document-statistic meta:object-count="83"/>
    <meta:generator>LibreOffice/6.0.7.3$Linux_X86_64 LibreOffice_project/00m0$Build-3</meta:generator>
  </office:meta>
</office:document-meta>
</file>